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eo" svg:font-family="Ale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1.802cm" table:align="margins" style:shadow="none"/>
    </style:style>
    <style:style style:name="Table1.A" style:family="table-column">
      <style:table-column-properties style:column-width="5.9cm" style:rel-column-width="32767*"/>
    </style:style>
    <style:style style:name="Table1.B" style:family="table-column">
      <style:table-column-properties style:column-width="5.902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Aleo" officeooo:rsid="00039023" officeooo:paragraph-rsid="00039023"/>
    </style:style>
    <style:style style:name="P2" style:family="paragraph" style:parent-style-name="Standard">
      <style:text-properties style:font-name="Aleo" officeooo:rsid="00039023" officeooo:paragraph-rsid="000651ab"/>
    </style:style>
    <style:style style:name="P3" style:family="paragraph" style:parent-style-name="Standard">
      <style:text-properties style:font-name="Aleo" officeooo:rsid="000651ab" officeooo:paragraph-rsid="000651ab"/>
    </style:style>
    <style:style style:name="P4" style:family="paragraph" style:parent-style-name="Table_20_Contents">
      <style:text-properties style:font-name="Aleo" officeooo:rsid="000651ab" officeooo:paragraph-rsid="000651ab"/>
    </style:style>
    <style:style style:name="P5" style:family="paragraph" style:parent-style-name="Standard">
      <style:text-properties style:font-name="Aleo" officeooo:rsid="0006b303" officeooo:paragraph-rsid="0006b303"/>
    </style:style>
    <style:style style:name="P6" style:family="paragraph" style:parent-style-name="Table_20_Contents">
      <style:text-properties style:font-name="Aleo" officeooo:rsid="0006b303" officeooo:paragraph-rsid="0006b303"/>
    </style:style>
    <style:style style:name="T1" style:family="text">
      <style:text-properties officeooo:rsid="0004cbef"/>
    </style:style>
    <style:style style:name="T2" style:family="text">
      <style:text-properties officeooo:rsid="000651ab"/>
    </style:style>
    <style:style style:name="T3" style:family="text">
      <style:text-properties officeooo:rsid="00039023"/>
    </style:style>
    <style:style style:name="T4" style:family="text">
      <style:text-properties officeooo:rsid="0006b303"/>
    </style:style>
    <style:style style:name="T5" style:family="text">
      <style:text-properties officeooo:rsid="00084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Dhammapada for <text:span text:style-name="T4">Reflection Vol 1</text:span></text:p>
      <text:p text:style-name="P1">Author: Ajahn Munindo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age size</text:p>
          </table:table-cell>
          <table:table-cell table:style-name="Table1.A1" office:value-type="string">
            <text:p text:style-name="P2"><text:span text:style-name="T4">135</text:span> x <text:span text:style-name="T4">120 </text:span>mm</text:p>
          </table:table-cell>
        </table:table-row>
        <table:table-row>
          <table:table-cell table:style-name="Table1.A1" office:value-type="string">
            <text:p text:style-name="P2">Page count</text:p>
          </table:table-cell>
          <table:table-cell table:style-name="Table1.A1" office:value-type="string">
            <text:p text:style-name="P4">1<text:span text:style-name="T4">26</text:span></text:p>
          </table:table-cell>
        </table:table-row>
        <table:table-row>
          <table:table-cell table:style-name="Table1.A1" office:value-type="string">
            <text:p text:style-name="P4">Binding</text:p>
          </table:table-cell>
          <table:table-cell table:style-name="Table1.A1" office:value-type="string">
            <text:p text:style-name="P6">Wiro</text:p>
          </table:table-cell>
        </table:table-row>
        <table:table-row>
          <table:table-cell table:style-name="Table1.A1" office:value-type="string">
            <text:p text:style-name="P4">Paper material</text:p>
          </table:table-cell>
          <table:table-cell table:style-name="Table1.A1" office:value-type="string">
            <text:p text:style-name="P4">70 gsm cream woodfree</text:p>
          </table:table-cell>
        </table:table-row>
        <table:table-row>
          <table:table-cell table:style-name="Table1.A1" office:value-type="string">
            <text:p text:style-name="P4">Cover finish</text:p>
          </table:table-cell>
          <table:table-cell table:style-name="Table1.A1" office:value-type="string">
            <text:p text:style-name="P6">Spot varnish</text:p>
          </table:table-cell>
        </table:table-row>
      </table:table>
      <text:p text:style-name="P1"/>
      <text:p text:style-name="P5">Luang Por Munindo suggested using a solid gray color on the first page, <text:span text:style-name="T5">four side bleed</text:span> in Pantone 423M.</text:p>
      <text:p text:style-name="P1"/>
      <text:p text:style-name="P3">Please contact if there are any issues:</text:p>
      <text:p text:style-name="P3"/>
      <text:p text:style-name="P3">Ajahn Munindo &lt;<text:a xlink:type="simple" xlink:href="mailto:ajahnmunindo@ratanagiri.org" text:style-name="Internet_20_link" text:visited-style-name="Visited_20_Internet_20_Link">ajahnmunindo@ratanagiri.org</text:a>&gt;</text:p>
      <text:p text:style-name="P3">Gambhiro Bhikkhu &lt;<text:a xlink:type="simple" xlink:href="mailto:gambhiro.bhikkhu.85@gmail.com" text:style-name="Internet_20_link" text:visited-style-name="Visited_20_Internet_20_Link">gambhiro.bhikkhu.85@gmail.com</text:a>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leo" svg:font-family="Ale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4:27:29.719448411</meta:creation-date>
    <dc:date>2015-11-27T08:45:24.307626987</dc:date>
    <meta:editing-duration>PT19M12S</meta:editing-duration>
    <meta:editing-cycles>4</meta:editing-cycles>
    <meta:generator>LibreOffice/4.4.2.2$Linux_X86_64 LibreOffice_project/40m0$Build-2</meta:generator>
    <meta:document-statistic meta:table-count="1" meta:image-count="0" meta:object-count="0" meta:page-count="1" meta:paragraph-count="16" meta:word-count="62" meta:character-count="397" meta:non-whitespace-character-count="351"/>
  </office:meta>
</office:document-meta>
</file>